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bf3" officeooo:paragraph-rsid="00051b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5:31:49.050472505</meta:creation-date>
    <dc:date>2018-10-29T15:32:10.550758337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5.1.6.2$Linux_X86_64 LibreOffice_project/10m0$Build-2</meta:generator>
  </office:meta>
</office:document-meta>
</file>